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ial 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hrowing Ticks</text:p>
          </table:table-cell>
          <table:table-cell office:value-type="string" calcext:value-type="string">
            <text:p>Throwing R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Hoop Segment</text:p>
          </table:table-cell>
          <table:table-cell table:number-columns-repeated="3"/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er Right</text:p>
          </table:table-cell>
          <table:table-cell table:number-columns-repeated="3"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  <table:table-cell table:number-columns-repeated="3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way</text:p>
          </table:table-cell>
          <table:table-cell table:number-columns-repeated="3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OP</text:p>
          </table:table-cell>
          <table:table-cell table:number-columns-repeated="3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6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ry Close</text:p>
          </table:table-cell>
          <table:table-cell table:number-columns-repeated="3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es i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5"/>
          <table:table-cell office:value-type="string" calcext:value-type="string">
            <text:p>az500m240d0t325z500m100d0z500m50d0z500m0d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ar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ov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9">00/00/0000</text:date>, <text:time style:data-style-name="N2" text:time-value="00:59:56.475897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01:22:07.162130955</meta:creation-date>
    <dc:date>2018-02-19T02:25:06.235900692</dc:date>
    <meta:editing-duration>PT2H2M40S</meta:editing-duration>
    <meta:editing-cycles>5</meta:editing-cycles>
    <meta:generator>LibreOffice/5.4.2.2$Linux_X86_64 LibreOffice_project/40m0$Build-2</meta:generator>
    <meta:document-statistic meta:table-count="1" meta:cell-count="80" meta:object-count="0"/>
  </office:meta>
</office:document-meta>
</file>